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formula="of:=&quot;INSERT INTO `db_aptekarze`.`job` (`name`, `rate`) VALUES ('&quot;" office:value-type="string" office:string-value="INSERT INTO `db_aptekarze`.`job` (`name`, `rate`) VALUES ('" calcext:value-type="string">
            <text:p>INSERT INTO `db_aptekarze`.`job` (`name`, `rate`) VALUES ('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&quot;');&quot;" office:value-type="string" office:string-value="');" calcext:value-type="string">
            <text:p>');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Kierownik apteki, hurtowni</text:p>
          </table:table-cell>
          <table:table-cell table:style-name="ce2" office:value-type="string" calcext:value-type="string">
            <text:p>45.00</text:p>
          </table:table-cell>
          <table:table-cell table:style-name="ce3"/>
          <table:table-cell table:formula="of:=COM.MICROSOFT.CONCAT([.F$5];[.C8];&quot;','&quot;;[.D8];[.F$6])" office:value-type="string" office:string-value="INSERT INTO `db_aptekarze`.`job` (`name`, `rate`) VALUES ('Kierownik apteki, hurtowni','45.00');" calcext:value-type="string">
            <text:p>INSERT INTO `db_aptekarze`.`job` (`name`, `rate`) VALUES ('Kierownik apteki, hurtowni','45.00');</text:p>
          </table:table-cell>
          <table:table-cell office:value-type="string" calcext:value-type="string">
            <text:p>INSERT INTO `db_aptekarze`.`job` (`name`, `rate`) VALUES ('Kierownik apteki, hurtowni','45.00');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Pozostali farmaceuci pracujący w aptekach i hurtowniach</text:p>
          </table:table-cell>
          <table:table-cell table:style-name="ce2" office:value-type="string" calcext:value-type="string">
            <text:p>30.00</text:p>
          </table:table-cell>
          <table:table-cell table:style-name="ce3"/>
          <table:table-cell table:formula="of:=COM.MICROSOFT.CONCAT([.F$5];[.C9];&quot;','&quot;;[.D9];[.F$6])" office:value-type="string" office:string-value="INSERT INTO `db_aptekarze`.`job` (`name`, `rate`) VALUES ('Pozostali farmaceuci pracujący w aptekach i hurtowniach','30.00');" calcext:value-type="string">
            <text:p>INSERT INTO `db_aptekarze`.`job` (`name`, `rate`) VALUES ('Pozostali farmaceuci pracujący w aptekach i hurtowniach','30.00');</text:p>
          </table:table-cell>
          <table:table-cell office:value-type="string" calcext:value-type="string">
            <text:p>INSERT INTO `db_aptekarze`.`job` (`name`, `rate`) VALUES ('Pozostali farmaceuci pracujący w aptekach i hurtowniach','30.00'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Emeryci (niepracujący)</text:p>
          </table:table-cell>
          <table:table-cell table:style-name="ce3" office:value-type="string" calcext:value-type="string">
            <text:p>1.00</text:p>
          </table:table-cell>
          <table:table-cell table:style-name="ce3"/>
          <table:table-cell table:formula="of:=COM.MICROSOFT.CONCAT([.F$5];[.C10];&quot;','&quot;;[.D10];[.F$6])" office:value-type="string" office:string-value="INSERT INTO `db_aptekarze`.`job` (`name`, `rate`) VALUES ('Emeryci (niepracujący)','1.00');" calcext:value-type="string">
            <text:p>INSERT INTO `db_aptekarze`.`job` (`name`, `rate`) VALUES ('Emeryci (niepracujący)','1.00');</text:p>
          </table:table-cell>
          <table:table-cell office:value-type="string" calcext:value-type="string">
            <text:p>INSERT INTO `db_aptekarze`.`job` (`name`, `rate`) VALUES ('Emeryci (niepracujący)','1.00')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Kierownicy aptek szpitalnych</text:p>
          </table:table-cell>
          <table:table-cell table:style-name="ce2" office:value-type="string" calcext:value-type="string">
            <text:p>25.00</text:p>
          </table:table-cell>
          <table:table-cell table:style-name="ce3"/>
          <table:table-cell table:formula="of:=COM.MICROSOFT.CONCAT([.F$5];[.C11];&quot;','&quot;;[.D11];[.F$6])" office:value-type="string" office:string-value="INSERT INTO `db_aptekarze`.`job` (`name`, `rate`) VALUES ('Kierownicy aptek szpitalnych','25.00');" calcext:value-type="string">
            <text:p>INSERT INTO `db_aptekarze`.`job` (`name`, `rate`) VALUES ('Kierownicy aptek szpitalnych','25.00');</text:p>
          </table:table-cell>
          <table:table-cell office:value-type="string" calcext:value-type="string">
            <text:p>INSERT INTO `db_aptekarze`.`job` (`name`, `rate`) VALUES ('Kierownicy aptek szpitalnych','25.00');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Pozostali farmaceuci pracujący w aptekach szpitalnych</text:p>
          </table:table-cell>
          <table:table-cell table:style-name="ce3" office:value-type="string" calcext:value-type="string">
            <text:p>20.00</text:p>
          </table:table-cell>
          <table:table-cell table:style-name="ce3"/>
          <table:table-cell table:formula="of:=COM.MICROSOFT.CONCAT([.F$5];[.C12];&quot;','&quot;;[.D12];[.F$6])" office:value-type="string" office:string-value="INSERT INTO `db_aptekarze`.`job` (`name`, `rate`) VALUES ('Pozostali farmaceuci pracujący w aptekach szpitalnych','20.00');" calcext:value-type="string">
            <text:p>INSERT INTO `db_aptekarze`.`job` (`name`, `rate`) VALUES ('Pozostali farmaceuci pracujący w aptekach szpitalnych','20.00');</text:p>
          </table:table-cell>
          <table:table-cell office:value-type="string" calcext:value-type="string">
            <text:p>INSERT INTO `db_aptekarze`.`job` (`name`, `rate`) VALUES ('Pozostali farmaceuci pracujący w aptekach szpitalnych','20.00');</text:p>
          </table:table-cell>
          <table:table-cell table:number-columns-repeated="5"/>
          <table:table-cell table:formula="of:=&quot;(\d+),(\d{2}) zł&quot;" office:value-type="string" office:string-value="(\d+),(\d{2}) zł" calcext:value-type="string">
            <text:p>(\d+),(\d{2}) zł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acownicy naukowi</text:p>
          </table:table-cell>
          <table:table-cell table:style-name="ce3" office:value-type="string" calcext:value-type="string">
            <text:p>10.00</text:p>
          </table:table-cell>
          <table:table-cell table:style-name="ce3"/>
          <table:table-cell table:formula="of:=COM.MICROSOFT.CONCAT([.F$5];[.C13];&quot;','&quot;;[.D13];[.F$6])" office:value-type="string" office:string-value="INSERT INTO `db_aptekarze`.`job` (`name`, `rate`) VALUES ('Pracownicy naukowi','10.00');" calcext:value-type="string">
            <text:p>INSERT INTO `db_aptekarze`.`job` (`name`, `rate`) VALUES ('Pracownicy naukowi','10.00');</text:p>
          </table:table-cell>
          <table:table-cell office:value-type="string" calcext:value-type="string">
            <text:p>INSERT INTO `db_aptekarze`.`job` (`name`, `rate`) VALUES ('Pracownicy naukowi','10.00')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Bielski</meta:initial-creator>
    <meta:creation-date>2019-06-10T12:35:04.917315099</meta:creation-date>
    <dc:date>2019-06-10T13:16:43.431896690</dc:date>
    <dc:creator>Mateusz Bielski</dc:creator>
    <meta:editing-duration>PT57S</meta:editing-duration>
    <meta:editing-cycles>2</meta:editing-cycles>
    <meta:generator>LibreOffice/6.0.5.2$Linux_X86_64 LibreOffice_project/54c8cbb85f300ac59db32fe8a675ff7683cd5a16</meta:generator>
    <meta:document-statistic meta:table-count="1" meta:cell-count="27" meta:object-count="0"/>
  </office:meta>
</office:document-meta>
</file>